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063d"/>
    </style:style>
    <style:style style:name="P2" style:family="paragraph" style:parent-style-name="Standard">
      <style:text-properties officeooo:rsid="001f3eb1" officeooo:paragraph-rsid="001f3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) If you forget a break, it will not break out of the switch statement and will keep executing</text:p>
      <text:p text:style-name="P2"/>
      <text:p text:style-name="P2">2) The output will be 0, 1 because there is no break for first case so it will keep executing.</text:p>
      <text:p text:style-name="P2"/>
      <text:p text:style-name="P2">3) Yes output will change, it will go to default ca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4T20:30:54.188716794</meta:creation-date>
    <dc:date>2021-02-24T20:48:31.096397031</dc:date>
    <meta:editing-duration>PT7M26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3" meta:word-count="50" meta:character-count="243" meta:non-whitespace-character-count="196"/>
  </office:meta>
</office:document-meta>
</file>